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3pt" officeooo:paragraph-rsid="00035c55" style:font-size-asian="13pt" style:font-size-complex="13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3pt" officeooo:rsid="00035c55" officeooo:paragraph-rsid="00035c55" style:font-size-asian="13pt" style:font-size-complex="13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3pt" officeooo:rsid="00035c55" officeooo:paragraph-rsid="00035c55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35c5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line-break/><text:span text:style-name="T2">Memoria Scrum: Desarrollo de Página Web Hacking y Ciberseguridad</text:span></text:h>
      <text:p text:style-name="P2"><text:span text:style-name="Strong_20_Emphasis"><text:span text:style-name="T1">Equipo:</text:span></text:span><text:span text:style-name="T1"> Sergio y Juan Carlos</text:span></text:p>
      <text:p text:style-name="P2"><text:span text:style-name="Strong_20_Emphasis"><text:span text:style-name="T1">Fecha:</text:span></text:span><text:span text:style-name="T1"> 8 de febrero - 15 de febrero de 2024</text:span></text:p>
      <text:p text:style-name="P2"><text:span text:style-name="Strong_20_Emphasis"><text:span text:style-name="T1">Sprint Planning (8 de febrero)</text:span></text:span></text:p>
      <text:list text:style-name="L1">
        <text:list-item>
          <text:p text:style-name="P3"><text:span text:style-name="Strong_20_Emphasis"><text:span text:style-name="T1">Objetivo del Sprint:</text:span></text:span><text:span text:style-name="T1"> Implementar funcionalidades básicas de la página web.</text:span></text:p>
        </text:list-item>
        <text:list-item>
          <text:p text:style-name="P3"><text:span text:style-name="Strong_20_Emphasis"><text:span text:style-name="T1">Tareas:</text:span></text:span></text:p>
        </text:list-item>
      </text:list>
      <text:p text:style-name="P2"><text:span text:style-name="Strong_20_Emphasis"><text:span text:style-name="T1"/></text:span></text:p>
      <text:list text:continue-numbering="true" text:style-name="L1">
        <text:list-item>
          <text:list>
            <text:list-item>
              <text:p text:style-name="P6">Implementar el sistema de login y registro de usuarios.</text:p>
            </text:list-item>
            <text:list-item>
              <text:p text:style-name="P6">Crear una página de noticias con contenido relevante sobre hacking y ciberseguridad.</text:p>
            </text:list-item>
            <text:list-item>
              <text:p text:style-name="P6">Añadir un blog con artículos informativos sobre técnicas de hacking y consejos de seguridad.</text:p>
            </text:list-item>
            <text:list-item>
              <text:p text:style-name="P6">Optimizar el diseño y la usabilidad de la página web.</text:p>
            </text:list-item>
          </text:list>
        </text:list-item>
      </text:list>
      <text:p text:style-name="P10"/>
      <text:p text:style-name="P2"><text:span text:style-name="Strong_20_Emphasis"><text:span text:style-name="T1">Daily Scrums (9-14 de febrero)</text:span></text:span></text:p>
      <text:list text:style-name="L2">
        <text:list-item>
          <text:p text:style-name="P4"><text:span text:style-name="Strong_20_Emphasis"><text:span text:style-name="T1">Día 9:</text:span></text:span></text:p>
        </text:list-item>
      </text:list>
      <text:p text:style-name="P2"><text:span text:style-name="Strong_20_Emphasis"><text:span text:style-name="T1"/></text:span></text:p>
      <text:list text:continue-numbering="true" text:style-name="L2">
        <text:list-item>
          <text:list>
            <text:list-item>
              <text:p text:style-name="P11"><text:s/>Se empezo con la pagina web.</text:p>
            </text:list-item>
            <text:list-item>
              <text:p text:style-name="P11">Se comenzo la implementacion del index y el diseño basico de la pagina.</text:p>
            </text:list-item>
          </text:list>
        </text:list-item>
      </text:list>
      <text:p text:style-name="P12"/>
      <text:list text:continue-numbering="true" text:style-name="L2">
        <text:list-item>
          <text:p text:style-name="P4"><text:span text:style-name="Strong_20_Emphasis"><text:span text:style-name="T1">Día 10:</text:span></text:span></text:p>
          <text:p text:style-name="P4"><text:span text:style-name="Strong_20_Emphasis"><text:span text:style-name="T1"/></text:span></text:p>
          <text:list>
            <text:list-item>
              <text:p text:style-name="P7">Se finalizó la implementación del sistema de login.</text:p>
            </text:list-item>
            <text:list-item>
              <text:p text:style-name="P7">Se comenzó la implementación del sistema de registro.</text:p>
            </text:list-item>
            <text:list-item>
              <text:p text:style-name="P7">Se encontraron errores en la validación de formularios.</text:p>
              <text:p text:style-name="P7"/>
            </text:list-item>
          </text:list>
        </text:list-item>
        <text:list-item>
          <text:p text:style-name="P4"><text:span text:style-name="Strong_20_Emphasis"><text:span text:style-name="T1">Día 11:</text:span></text:span></text:p>
          <text:p text:style-name="P4"><text:span text:style-name="Strong_20_Emphasis"><text:span text:style-name="T1"/></text:span></text:p>
          <text:list>
            <text:list-item>
              <text:p text:style-name="P7">Se finalizó la implementación del sistema de registro.</text:p>
            </text:list-item>
            <text:list-item>
              <text:p text:style-name="P7">Se comenzó la creación de la página de noticias.</text:p>
            </text:list-item>
            <text:list-item>
              <text:p text:style-name="P7">Se encontró dificultad para encontrar contenido relevante.</text:p>
              <text:p text:style-name="P7"/>
            </text:list-item>
          </text:list>
        </text:list-item>
        <text:list-item>
          <text:p text:style-name="P4"><text:span text:style-name="Strong_20_Emphasis"><text:span text:style-name="T1">Día 12:</text:span></text:span></text:p>
          <text:p text:style-name="P4"><text:span text:style-name="Strong_20_Emphasis"><text:span text:style-name="T1"/></text:span></text:p>
          <text:list>
            <text:list-item>
              <text:p text:style-name="P7">Se avanzó en la optimización del diseño de la página web.</text:p>
            </text:list-item>
            <text:list-item>
              <text:p text:style-name="P7">Se encontró <text:span text:style-name="T3">un </text:span>fal<text:span text:style-name="T3">lo</text:span> de imágenes y recursos multimedia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text:continue-numbering="true" text:style-name="L2">
        <text:list-item>
          <text:p text:style-name="P4"><text:soft-page-break/><text:span text:style-name="Strong_20_Emphasis"><text:span text:style-name="T1">Día 13:</text:span></text:span></text:p>
          <text:p text:style-name="P4"><text:span text:style-name="Strong_20_Emphasis"><text:span text:style-name="T1"/></text:span></text:p>
          <text:list>
            <text:list-item>
              <text:p text:style-name="P7">Se finalizó la optimización del diseño de la página web.</text:p>
            </text:list-item>
            <text:list-item>
              <text:p text:style-name="P7">Se comenzó la creación del blog.</text:p>
            </text:list-item>
            <text:list-item>
              <text:p text:style-name="P7">Se encontró falta de tiempo para escribir artículos.</text:p>
              <text:p text:style-name="P7"/>
            </text:list-item>
          </text:list>
        </text:list-item>
        <text:list-item>
          <text:p text:style-name="P4"><text:span text:style-name="Strong_20_Emphasis"><text:span text:style-name="T1">Día 14:</text:span></text:span></text:p>
          <text:p text:style-name="P4"><text:span text:style-name="Strong_20_Emphasis"><text:span text:style-name="T1"/></text:span></text:p>
          <text:list>
            <text:list-item>
              <text:p text:style-name="P8">Se completó el diseño del sistema de login y registro.</text:p>
            </text:list-item>
            <text:list-item>
              <text:p text:style-name="P8">Se comenzó la implementación del sistema de login.</text:p>
            </text:list-item>
            <text:list-item>
              <text:p text:style-name="P8">Se encontró dificultad para integrar la API de autenticación.</text:p>
            </text:list-item>
          </text:list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>Sprint Review (15 de febrero)</text:span></text:span></text:p>
      <text:p text:style-name="P2"><text:span text:style-name="Strong_20_Emphasis"><text:span text:style-name="T1"/></text:span></text:p>
      <text:list text:style-name="L3">
        <text:list-item>
          <text:p text:style-name="P5"><text:span text:style-name="Strong_20_Emphasis"><text:span text:style-name="T1">Demo:</text:span></text:span><text:span text:style-name="T1"> Se realizó una demostración de las funcionalidades implementadas durante el sprint.</text:span></text:p>
          <text:p text:style-name="P5"><text:span text:style-name="T1"/></text:p>
        </text:list-item>
        <text:list-item>
          <text:p text:style-name="P5"><text:span text:style-name="Strong_20_Emphasis"><text:span text:style-name="T1">Feedback:</text:span></text:span></text:p>
          <text:p text:style-name="P5"><text:span text:style-name="Strong_20_Emphasis"><text:span text:style-name="T1"/></text:span></text:p>
          <text:list>
            <text:list-item>
              <text:p text:style-name="P9">Se necesita mejorar la estética y la usabilidad de la página web.</text:p>
            </text:list-item>
            <text:list-item>
              <text:p text:style-name="P9">Se debe aumentar la cantidad de contenido en la página de noticias y el blog.</text:p>
              <text:p text:style-name="P9"/>
            </text:list-item>
          </text:list>
        </text:list-item>
        <text:list-item>
          <text:p text:style-name="P5"><text:span text:style-name="Strong_20_Emphasis"><text:span text:style-name="T1">Próximos pasos:</text:span></text:span></text:p>
          <text:p text:style-name="P5"><text:span text:style-name="Strong_20_Emphasis"><text:span text:style-name="T1"/></text:span></text:p>
          <text:list>
            <text:list-item>
              <text:p text:style-name="P9">Implementar mejoras en el diseño y la usabilidad de la página web.</text:p>
            </text:list-item>
            <text:list-item>
              <text:p text:style-name="P9">Añadir más contenido a la página de noticias y el blog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4:34:16.080000000</meta:creation-date>
    <dc:date>2024-02-15T14:42:13.801000000</dc:date>
    <meta:editing-duration>PT7M58S</meta:editing-duration>
    <meta:editing-cycles>1</meta:editing-cycles>
    <meta:document-statistic meta:table-count="0" meta:image-count="0" meta:object-count="0" meta:page-count="2" meta:paragraph-count="53" meta:word-count="357" meta:character-count="1890" meta:non-whitespace-character-count="1619"/>
    <meta:generator>LibreOffice/24.2.0.3$Windows_X86_64 LibreOffice_project/da48488a73ddd66ea24cf16bbc4f7b9c08e9bea1</meta:generator>
  </office:meta>
</office:document-meta>
</file>